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9e568"/>
    </style:style>
    <style:style style:name="T1" style:family="text">
      <style:text-properties style:font-name="Arial" fo:font-size="10pt" fo:font-weight="normal" officeooo:rsid="0021a9dd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articles --]{image}</text:p>
      <text:p text:style-name="P1">[!-- END article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Cyril PIERRE de GEYERR</meta:initial-creator>
    <meta:creation-date>2008-09-02T10:04:05</meta:creation-date>
    <dc:date>2013-01-23T09:41:59</dc:date>
    <meta:editing-cycles>45</meta:editing-cycles>
    <meta:editing-duration>PT1H42M49S</meta:editing-duration>
    <dc:creator>francois </dc:creator>
    <meta:document-statistic meta:table-count="0" meta:image-count="0" meta:object-count="0" meta:page-count="1" meta:paragraph-count="2" meta:word-count="10" meta:character-count="51" meta:non-whitespace-character-count="45"/>
    <meta:user-defined meta:name="Info 1"/>
    <meta:user-defined meta:name="Info 2"/>
    <meta:user-defined meta:name="Info 3"/>
    <meta:user-defined meta:name="Info 4"/>
  </office:meta>
</office:document-meta>
</file>